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b13e0" officeooo:paragraph-rsid="001b13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 aplicación a desarrollar consistiría en que tu como usuario fijarías un precio sobre un juego en Steam y cuando ese juego esté rebajado por un precio inferior al dado, te llegaría una notificación al dispositivo móvil. También contemplo mostrar información de cada juego, entre esas especificaciones un histórico de los precios que ha tenido ese juego a lo largo del tiempo (Como haría SteamD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8T16:16:12.658000000</meta:creation-date>
    <dc:date>2024-10-08T16:22:13.886000000</dc:date>
    <meta:editing-duration>PT6M1S</meta:editing-duration>
    <meta:editing-cycles>1</meta:editing-cycles>
    <meta:document-statistic meta:table-count="0" meta:image-count="0" meta:object-count="0" meta:page-count="1" meta:paragraph-count="1" meta:word-count="65" meta:character-count="398" meta:non-whitespace-character-count="334"/>
    <meta:generator>LibreOffice/24.2.3.2$Windows_X86_64 LibreOffice_project/433d9c2ded56988e8a90e6b2e771ee4e6a5ab2ba</meta:generator>
  </office:meta>
</office:document-meta>
</file>